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C00002E9D000036788037AF8A4909B349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.701cm" fo:margin-left="-0.383cm" fo:margin-top="0cm" fo:margin-bottom="0cm" style:page-number="auto" table:align="left" style:writing-mode="lr-tb"/>
    </style:style>
    <style:style style:name="Таблица1.A" style:family="table-column">
      <style:table-column-properties style:column-width="2.847cm"/>
    </style:style>
    <style:style style:name="Таблица1.B" style:family="table-column">
      <style:table-column-properties style:column-width="13.854cm"/>
    </style:style>
    <style:style style:name="Таблица1.1" style:family="table-row">
      <style:table-row-properties style:min-row-height="6.024cm" fo:keep-together="auto"/>
    </style:style>
    <style:style style:name="Таблица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" fo:padding="0cm" fo:border="none" style:writing-mode="lr-tb"/>
    </style:style>
    <style:style style:name="Таблица2" style:family="table">
      <style:table-properties style:width="16.995cm" fo:margin-left="-0.383cm" fo:margin-top="0cm" fo:margin-bottom="0cm" table:align="left" style:writing-mode="lr-tb"/>
    </style:style>
    <style:style style:name="Таблица2.A" style:family="table-column">
      <style:table-column-properties style:column-width="0.818cm"/>
    </style:style>
    <style:style style:name="Таблица2.B" style:family="table-column">
      <style:table-column-properties style:column-width="1.182cm"/>
    </style:style>
    <style:style style:name="Таблица2.C" style:family="table-column">
      <style:table-column-properties style:column-width="1.679cm"/>
    </style:style>
    <style:style style:name="Таблица2.D" style:family="table-column">
      <style:table-column-properties style:column-width="1.907cm"/>
    </style:style>
    <style:style style:name="Таблица2.E" style:family="table-column">
      <style:table-column-properties style:column-width="3.493cm"/>
    </style:style>
    <style:style style:name="Таблица2.F" style:family="table-column">
      <style:table-column-properties style:column-width="5.078cm"/>
    </style:style>
    <style:style style:name="Таблица2.G" style:family="table-column">
      <style:table-column-properties style:column-width="2.83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" fo:padding-left="0.191cm" fo:padding-right="0.191cm" fo:padding-top="0cm" fo:padding-bottom="0cm" fo:border="0.5pt solid #000001" style:writing-mode="lr-tb"/>
    </style:style>
    <style:style style:name="P1" style:family="paragraph" style:parent-style-name="Standard">
      <style:text-properties style:font-name="Times New Roman" fo:font-size="9pt" fo:language="en" fo:country="US" style:text-underline-style="solid" style:text-underline-width="auto" style:text-underline-color="font-color" officeooo:rsid="00242499" officeooo:paragraph-rsid="0020540e" style:font-size-asian="9pt" style:font-size-complex="9pt"/>
    </style:style>
    <style:style style:name="P2" style:family="paragraph" style:parent-style-name="Standard">
      <style:text-properties style:font-name="Times New Roman" fo:font-size="10pt" fo:font-style="italic" officeooo:paragraph-rsid="00230820" style:font-size-asian="10pt" style:font-style-asian="italic" style:font-size-complex="10pt" style:font-style-complex="italic"/>
    </style:style>
    <style:style style:name="P3" style:family="paragraph" style:parent-style-name="Standard">
      <style:text-properties fo:color="#000000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>
        <style:tab-stops/>
      </style:paragraph-properties>
    </style:style>
    <style:style style:name="P6" style:family="paragraph" style:parent-style-name="Standard">
      <style:paragraph-properties fo:margin-left="0cm" fo:margin-right="0cm" fo:line-height="200%" fo:text-align="start" style:justify-single-word="false" fo:orphans="2" fo:widows="2" fo:text-indent="0cm" style:auto-text-indent="false" style:vertical-align="auto" style:writing-mode="lr-tb">
        <style:tab-stops/>
      </style:paragraph-properties>
    </style:style>
    <style:style style:name="P7" style:family="paragraph" style:parent-style-name="Standard">
      <style:paragraph-properties fo:margin-left="0cm" fo:margin-right="0cm" fo:line-height="200%" fo:text-align="end" style:justify-single-word="false" fo:orphans="2" fo:widows="2" fo:text-indent="0cm" style:auto-text-indent="false" style:vertical-align="auto" style:writing-mode="lr-tb">
        <style:tab-stops/>
      </style:paragraph-properties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10" style:family="paragraph" style:parent-style-name="Standard">
      <style:paragraph-properties fo:margin-left="0cm" fo:margin-right="0cm" fo:text-align="end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11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12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officeooo:rsid="0012be09" officeooo:paragraph-rsid="0012be09" style:font-size-asian="10pt" style:font-size-complex="10pt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margin-left="0cm" fo:margin-right="0cm" fo:text-align="end" style:justify-single-word="false" fo:orphans="2" fo:widows="2" fo:text-indent="0cm" style:auto-text-indent="false" style:vertical-align="auto" style:writing-mode="lr-tb"/>
      <style:text-properties style:font-name="Times New Roman" fo:font-size="10pt" style:font-size-asian="10pt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17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fo:font-style="italic" officeooo:rsid="0039689c" officeooo:paragraph-rsid="0039689c" style:font-size-asian="10pt" style:font-style-asian="italic" style:font-size-complex="10pt" style:font-style-complex="italic"/>
    </style:style>
    <style:style style:name="P18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9pt" fo:language="en" fo:country="US" style:text-underline-style="solid" style:text-underline-width="auto" style:text-underline-color="font-color" style:font-size-asian="9pt" style:font-size-complex="9pt"/>
    </style:style>
    <style:style style:name="P19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9pt" fo:language="en" fo:country="US" style:text-underline-style="solid" style:text-underline-width="auto" style:text-underline-color="font-color" officeooo:rsid="0018f963" officeooo:paragraph-rsid="0011425c" style:font-size-asian="9pt" style:font-size-complex="9pt"/>
    </style:style>
    <style:style style:name="P20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vertical-align="auto" style:writing-mode="lr-tb">
        <style:tab-stops/>
      </style:paragraph-properties>
      <style:text-properties style:font-name="Times New Roman"/>
    </style:style>
    <style:style style:name="P21" style:family="paragraph" style:parent-style-name="Standard">
      <style:paragraph-properties fo:margin-left="0cm" fo:margin-right="0cm" fo:text-align="end" style:justify-single-word="false" fo:orphans="2" fo:widows="2" fo:text-indent="0cm" style:auto-text-indent="false" style:vertical-align="auto" style:writing-mode="lr-tb"/>
    </style:style>
    <style:style style:name="P22" style:family="paragraph" style:parent-style-name="Standard">
      <style:paragraph-properties fo:margin-left="0cm" fo:margin-right="0cm" fo:text-indent="0cm" style:auto-text-indent="false" style:writing-mode="lr-tb"/>
      <style:text-properties style:font-name="Ubuntu Mono" fo:font-size="8pt" fo:language="ru" fo:country="RU" style:text-underline-style="none" officeooo:rsid="00242499" officeooo:paragraph-rsid="001eaeb3" style:font-size-asian="8pt" style:language-asian="ru" style:country-asian="RU" style:font-name-complex="Times New Roman1" style:font-size-complex="8pt" style:language-complex="ar" style:country-complex="SA"/>
    </style:style>
    <style:style style:name="P23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</style:style>
    <style:style style:name="P24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  <style:text-properties officeooo:paragraph-rsid="00142fd9"/>
    </style:style>
    <style:style style:name="P25" style:family="paragraph" style:parent-style-name="Standard">
      <style:paragraph-properties fo:margin-left="0.635cm" fo:margin-right="0cm" fo:text-align="justify" style:justify-single-word="false" fo:orphans="2" fo:widows="2" fo:text-indent="0cm" style:auto-text-indent="false" style:vertical-align="auto" style:writing-mode="lr-tb"/>
    </style:style>
    <style:style style:name="P26" style:family="paragraph" style:parent-style-name="Standard">
      <style:paragraph-properties fo:margin-left="0.635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7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8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P29" style:family="paragraph" style:parent-style-name="Standard">
      <style:paragraph-properties fo:margin-left="0.635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30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31" style:family="paragraph" style:parent-style-name="Standard">
      <style:paragraph-properties fo:margin-left="0.635cm" fo:margin-right="0cm" fo:text-align="end" style:justify-single-word="false" fo:orphans="2" fo:widows="2" fo:text-indent="0cm" style:auto-text-indent="false" style:vertical-align="auto" style:writing-mode="lr-tb"/>
    </style:style>
    <style:style style:name="P32" style:family="paragraph" style:parent-style-name="Standard">
      <style:paragraph-properties fo:text-align="start" style:justify-single-word="false" fo:orphans="2" fo:widows="2" style:vertical-align="auto" style:writing-mode="lr-tb">
        <style:tab-stops>
          <style:tab-stop style:position="5.08cm"/>
        </style:tab-stops>
      </style:paragraph-properties>
      <style:text-properties style:font-name="Times New Roman" fo:font-size="10pt" officeooo:rsid="0034b1d5" officeooo:paragraph-rsid="0034b1d5" style:font-size-asian="10pt" style:font-size-complex="10pt"/>
    </style:style>
    <style:style style:name="P33" style:family="paragraph" style:parent-style-name="Standard" style:list-style-name="WWNum1">
      <style:paragraph-properties fo:margin-left="0.635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0.635cm"/>
        </style:tab-stops>
      </style:paragraph-properties>
    </style:style>
    <style:style style:name="P34" style:family="paragraph" style:parent-style-name="Standard" style:list-style-name="WWNum1">
      <style:paragraph-properties fo:margin-left="0.635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0.635cm"/>
        </style:tab-stops>
      </style:paragraph-properties>
      <style:text-properties officeooo:paragraph-rsid="001b17be"/>
    </style:style>
    <style:style style:name="P35" style:family="paragraph" style:parent-style-name="Standard" style:list-style-name="WWNum1">
      <style:paragraph-properties fo:margin-left="0.635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0.635cm"/>
        </style:tab-stops>
      </style:paragraph-properties>
      <style:text-properties officeooo:paragraph-rsid="000fe570"/>
    </style:style>
    <style:style style:name="P36" style:family="paragraph" style:parent-style-name="Standard" style:list-style-name="WWNum1">
      <style:paragraph-properties fo:margin-left="0.635cm" fo:margin-right="0cm" fo:text-align="justify" style:justify-single-word="false" fo:orphans="2" fo:widows="2" fo:text-indent="0cm" style:auto-text-indent="false" style:vertical-align="auto" style:writing-mode="lr-tb">
        <style:tab-stops>
          <style:tab-stop style:position="0.635cm"/>
        </style:tab-stops>
      </style:paragraph-properties>
    </style:style>
    <style:style style:name="P37" style:family="paragraph" style:parent-style-name="Standard" style:list-style-name="WWNum1">
      <style:paragraph-properties fo:margin-left="0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5.08cm"/>
        </style:tab-stops>
      </style:paragraph-properties>
      <style:text-properties style:font-name="Times New Roman" fo:font-size="10pt" officeooo:rsid="0039689c" officeooo:paragraph-rsid="0039689c" style:font-size-asian="10pt" style:font-size-complex="10pt"/>
    </style:style>
    <style:style style:name="P38" style:family="paragraph" style:parent-style-name="Standard">
      <style:paragraph-properties fo:margin-left="5.08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5.08cm"/>
        </style:tab-stops>
      </style:paragraph-properties>
      <style:text-properties style:font-name="Times New Roman" fo:font-size="10pt" officeooo:rsid="0034b1d5" officeooo:paragraph-rsid="00341a10" style:font-size-asian="10pt" style:font-size-complex="10pt"/>
    </style:style>
    <style:style style:name="P39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5.08cm"/>
        </style:tab-stops>
      </style:paragraph-properties>
      <style:text-properties style:font-name="Times New Roman" fo:font-size="10pt" officeooo:rsid="0034b1d5" officeooo:paragraph-rsid="00341a10" style:font-size-asian="10pt" style:font-size-complex="10pt"/>
    </style:style>
    <style:style style:name="P40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style:font-name="DejaVu Sans Mono"/>
    </style:style>
    <style:style style:name="P41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/>
    </style:style>
    <style:style style:name="P4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43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DejaVu Sans Mono"/>
    </style:style>
    <style:style style:name="P44" style:family="paragraph">
      <loext:graphic-properties draw:fill-color="#ffffff"/>
    </style:style>
    <style:style style:name="P45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 style:font-weight-complex="bold"/>
    </style:style>
    <style:style style:name="T3" style:family="text">
      <style:text-properties style:font-name="Times New Roman" style:text-underline-style="solid" style:text-underline-width="auto" style:text-underline-color="font-color"/>
    </style:style>
    <style:style style:name="T4" style:family="text">
      <style:text-properties style:font-name="Times New Roman" style:text-underline-style="solid" style:text-underline-width="auto" style:text-underline-color="font-color" officeooo:rsid="00355b77"/>
    </style:style>
    <style:style style:name="T5" style:family="text">
      <style:text-properties style:font-name="Times New Roman" style:text-underline-style="solid" style:text-underline-width="auto" style:text-underline-color="font-color" officeooo:rsid="0039689c"/>
    </style:style>
    <style:style style:name="T6" style:family="text">
      <style:text-properties style:font-name="Times New Roman" fo:font-size="10pt" style:font-size-asian="10pt" style:font-size-complex="10pt"/>
    </style:style>
    <style:style style:name="T7" style:family="text"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T8" style:family="text">
      <style:text-properties style:font-name="Times New Roman" fo:font-size="10pt" style:text-underline-style="solid" style:text-underline-width="auto" style:text-underline-color="font-color" officeooo:rsid="000fe570" style:font-size-asian="10pt" style:font-size-complex="10pt"/>
    </style:style>
    <style:style style:name="T9" style:family="text">
      <style:text-properties style:font-name="Times New Roman" fo:font-size="10pt" style:text-underline-style="solid" style:text-underline-width="auto" style:text-underline-color="font-color" officeooo:rsid="0012be09" style:font-size-asian="10pt" style:font-size-complex="10pt"/>
    </style:style>
    <style:style style:name="T10" style:family="text">
      <style:text-properties style:font-name="Times New Roman" fo:font-size="10pt" style:text-underline-style="solid" style:text-underline-width="auto" style:text-underline-color="font-color" officeooo:rsid="00142fd9" style:font-size-asian="10pt" style:font-size-complex="10pt"/>
    </style:style>
    <style:style style:name="T11" style:family="text">
      <style:text-properties style:font-name="Times New Roman" fo:font-size="10pt" style:text-underline-style="solid" style:text-underline-width="auto" style:text-underline-color="font-color" officeooo:rsid="00230820" style:font-size-asian="10pt" style:font-size-complex="10pt"/>
    </style:style>
    <style:style style:name="T12" style:family="text">
      <style:text-properties style:font-name="Times New Roman" fo:font-size="10pt" style:text-underline-style="solid" style:text-underline-width="auto" style:text-underline-color="font-color" officeooo:rsid="00355b77" style:font-size-asian="10pt" style:font-size-complex="10pt"/>
    </style:style>
    <style:style style:name="T13" style:family="text">
      <style:text-properties style:font-name="Times New Roman" fo:font-size="10pt" style:text-underline-style="solid" style:text-underline-width="auto" style:text-underline-color="font-color" officeooo:rsid="00382da9" style:font-size-asian="10pt" style:font-size-complex="10pt"/>
    </style:style>
    <style:style style:name="T14" style:family="text">
      <style:text-properties style:font-name="Times New Roman" fo:font-size="10pt" style:text-underline-style="solid" style:text-underline-width="auto" style:text-underline-color="font-color" officeooo:rsid="0039689c" style:font-size-asian="10pt" style:font-size-complex="10pt"/>
    </style:style>
    <style:style style:name="T15" style:family="text">
      <style:text-properties style:font-name="Times New Roman" fo:font-size="10pt" fo:language="en" fo:country="US" style:font-size-asian="10pt" style:font-size-complex="10pt"/>
    </style:style>
    <style:style style:name="T16" style:family="text">
      <style:text-properties style:font-name="Times New Roman" fo:font-size="10pt" fo:language="en" fo:country="US" officeooo:rsid="000fe570" style:font-size-asian="10pt" style:font-size-complex="10pt"/>
    </style:style>
    <style:style style:name="T17" style:family="text"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T18" style:family="text">
      <style:text-properties style:font-name="Times New Roman" fo:font-size="10pt" fo:language="en" fo:country="US" style:text-underline-style="solid" style:text-underline-width="auto" style:text-underline-color="font-color" officeooo:rsid="000fe570" style:font-size-asian="10pt" style:font-size-complex="10pt"/>
    </style:style>
    <style:style style:name="T19" style:family="text">
      <style:text-properties style:font-name="Times New Roman" fo:font-size="10pt" fo:language="en" fo:country="US" style:text-underline-style="solid" style:text-underline-width="auto" style:text-underline-color="font-color" officeooo:rsid="0039689c" style:font-size-asian="10pt" style:font-size-complex="10pt"/>
    </style:style>
    <style:style style:name="T20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21" style:family="tex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T22" style:family="text"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3" style:family="text">
      <style:text-properties fo:color="#bbb529"/>
    </style:style>
    <style:style style:name="T24" style:family="text">
      <style:text-properties fo:color="#6a8759"/>
    </style:style>
    <style:style style:name="T25" style:family="text">
      <style:text-properties fo:color="#6a8759" style:font-name="DejaVu Sans Mono"/>
    </style:style>
    <style:style style:name="T26" style:family="text">
      <style:text-properties fo:color="#cc7832"/>
    </style:style>
    <style:style style:name="T27" style:family="text">
      <style:text-properties fo:color="#cc7832" fo:font-weight="bold"/>
    </style:style>
    <style:style style:name="T28" style:family="text">
      <style:text-properties fo:color="#cc7832" style:font-name="DejaVu Sans Mono"/>
    </style:style>
    <style:style style:name="T29" style:family="text">
      <style:text-properties fo:color="#cc7832" style:font-name="DejaVu Sans Mono" fo:font-weight="bold"/>
    </style:style>
    <style:style style:name="T30" style:family="text">
      <style:text-properties style:font-name="DejaVu Sans Mono"/>
    </style:style>
    <style:style style:name="T31" style:family="text">
      <style:text-properties style:font-name="DejaVu Sans Mono" fo:font-weight="bold"/>
    </style:style>
    <style:style style:name="T32" style:family="text">
      <style:text-properties fo:color="#6897bb" style:font-name="DejaVu Sans Mono"/>
    </style:style>
    <style:style style:name="T33" style:family="text">
      <style:text-properties fo:font-weight="bold"/>
    </style:style>
    <style:style style:name="T34" style:family="text">
      <style:text-properties fo:color="#000000" style:font-name="Times New Roman" fo:font-size="10pt" style:text-underline-style="solid" style:text-underline-width="auto" style:text-underline-color="font-color" officeooo:rsid="0039689c" style:font-size-asian="10pt" style:font-size-complex="10pt"/>
    </style:style>
    <style:style style:name="T35" style:family="text">
      <style:text-properties fo:color="#b5b6e3"/>
    </style:style>
    <style:style style:name="T36" style:family="text">
      <style:text-properties fo:color="#b5b6e3" style:font-name="DejaVu Sans Mono"/>
    </style:style>
    <style:style style:name="T37" style:family="text">
      <style:text-properties fo:color="#9876aa" style:font-name="DejaVu Sans Mono" fo:font-style="italic"/>
    </style:style>
    <style:style style:name="T38" style:family="text">
      <style:text-properties fo:color="#ffc66d"/>
    </style:style>
    <style:style style:name="T39" style:family="text">
      <style:text-properties fo:color="#908b25" style:font-name="DejaVu Sans Mono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6cm" svg:stroke-color="#000000" draw:fill-color="#ffffff" fo:min-height="0cm" fo:min-width="0cm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6cm" svg:stroke-color="#000000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2" draw:style-name="gr2" draw:text-style-name="P45" svg:width="0.101cm" svg:height="0.101cm" svg:x="0cm" svg:y="0cm">
        <draw:image xlink:href="">
          <text:p/>
        </draw:image>
      </draw:frame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5"><field:fieldmark-start text:name="__Fieldmark__5_851276558" field:type="SHAPE  \* MERGEFORMAT"/><field:fieldmark-end/><draw:frame draw:style-name="fr1" draw:name="Изображение1" text:anchor-type="as-char" svg:width="1.905cm" svg:height="2.2cm" draw:z-index="1"><draw:image xlink:href="Pictures/2000000C00002E9D000036788037AF8A4909B349.wmf" xlink:type="simple" xlink:show="embed" xlink:actuate="onLoad"/></draw:frame><draw:custom-shape text:anchor-type="char" draw:z-index="0" draw:style-name="gr1" draw:text-style-name="P44" svg:width="1.906cm" svg:height="2.223cm" svg:x="0cm" svg:y="0cm"><text:p/><draw:enhanced-geometry svg:viewBox="0 0 21600 21600" draw:type="rectangle" draw:enhanced-path="M 0 0 L 21600 0 21600 21600 0 21600 0 0 Z N"/></draw:custom-shape></text:p>
          </table:table-cell>
          <table:table-cell table:style-name="Таблица1.B1" office:value-type="string">
            <text:p text:style-name="P6"><text:span text:style-name="T2">Отчёт по лабораторной работе</text:span><text:span text:style-name="T1"> №</text:span><text:span text:style-name="T3"><text:tab/></text:span><text:span text:style-name="T4">1</text:span><text:span text:style-name="T5">1</text:span><text:span text:style-name="T3"><text:tab/></text:span><text:span text:style-name="T1"> по курсу </text:span><text:span text:style-name="T3"><text:tab/>1<text:tab/></text:span></text:p>
            <text:p text:style-name="P7"><text:span text:style-name="T6">студента группы </text:span><text:span text:style-name="T8">102</text:span><text:span text:style-name="T6"> <text:s text:c="2"/></text:span><text:span text:style-name="T7"><text:tab/></text:span><text:span text:style-name="T8">Баталова М.А.</text:span><text:span text:style-name="T7"><text:tab/><text:tab/><text:tab/></text:span><text:span text:style-name="T6">, № по списку <text:s/></text:span><text:span text:style-name="T7"><text:tab/></text:span><text:span text:style-name="T8">3</text:span><text:span text:style-name="T7"><text:tab/></text:span></text:p>
            <text:p text:style-name="P7"><text:span text:style-name="T6">Адреса </text:span><text:span text:style-name="T15">www</text:span><text:span text:style-name="T6">, </text:span><text:span text:style-name="T15">e</text:span><text:span text:style-name="T6">-</text:span><text:span text:style-name="T15">mail</text:span><text:span text:style-name="T6">, </text:span><text:span text:style-name="T15">jabber</text:span><text:span text:style-name="T6">, </text:span><text:span text:style-name="T15">skype</text:span><text:span text:style-name="T6"> </text:span><text:span text:style-name="T7"><text:tab/></text:span><text:span text:style-name="T18">etrymax@gmail.com</text:span><text:span text:style-name="T7"><text:tab/><text:tab/><text:tab/><text:tab/></text:span></text:p>
            <text:p text:style-name="P7"><text:span text:style-name="T6">Работа выполнена: “</text:span><text:span text:style-name="T7"> </text:span><text:span text:style-name="T12">17</text:span><text:span text:style-name="T7"> <text:s text:c="2"/></text:span><text:span text:style-name="T6">“ </text:span><text:span text:style-name="T7"><text:tab/></text:span><text:span text:style-name="T12">но</text:span><text:span text:style-name="T11">ября</text:span><text:span text:style-name="T7"><text:tab/><text:tab/></text:span><text:span text:style-name="T6"> 2018</text:span><text:span text:style-name="T7"><text:tab/></text:span><text:span text:style-name="T6">г.<text:tab/><text:tab/></text:span></text:p>
            <text:p text:style-name="P7"><text:span text:style-name="T6">Преподаватель:</text:span><text:span text:style-name="T7"><text:tab/><text:tab/></text:span><text:span text:style-name="T6"> каф.806 </text:span><text:span text:style-name="T7"><text:tab/>Ефименко Н.А.<text:tab/><text:tab/><text:tab/><text:tab/></text:span></text:p>
            <text:p text:style-name="P7"><text:span text:style-name="T6">Входной контроль знаний с оценкой </text:span><text:span text:style-name="T7"><text:tab/><text:tab/><text:tab/><text:tab/><text:tab/></text:span></text:p>
            <text:p text:style-name="P7"><text:span text:style-name="T6">Отчёт сдан “</text:span><text:span text:style-name="T7"> <text:s text:c="2"/></text:span><text:span text:style-name="T6">“ </text:span><text:span text:style-name="T7"><text:tab/></text:span><text:span text:style-name="T13">ноября</text:span><text:span text:style-name="T7"><text:tab/></text:span><text:span text:style-name="T6"> 2018</text:span><text:span text:style-name="T7"><text:tab/></text:span><text:span text:style-name="T6">г., итоговая оценка </text:span><text:span text:style-name="T7"><text:tab/><text:tab/></text:span></text:p>
            <text:p text:style-name="P7"><text:span text:style-name="T6">Подпись преподавателя </text:span><text:span text:style-name="T7"><text:tab/><text:tab/><text:tab/><text:tab/></text:span></text:p>
          </table:table-cell>
        </table:table-row>
      </table:table>
      <text:p text:style-name="P8"/>
      <text:list xml:id="list3172480842781550803" text:style-name="WWNum1">
        <text:list-item>
          <text:p text:style-name="P34"><text:span text:style-name="T20">Тема</text:span><text:span text:style-name="T6">: <text:s/></text:span><text:span text:style-name="T19">Обработка последовательности литер входного текстового файла. Простейшие приемы лексического анализа. Диаграммы состояний и переходов.</text:span></text:p>
        </text:list-item>
      </text:list>
      <text:p text:style-name="P9"/>
      <text:list xml:id="list125610842804827" text:continue-numbering="true" text:style-name="WWNum1">
        <text:list-item>
          <text:p text:style-name="P35"><text:span text:style-name="T20">Цель работы</text:span><text:span text:style-name="T6">: <text:s/></text:span><text:span text:style-name="T14">Научится составлять программы для лексического анализа текста</text:span></text:p>
        </text:list-item>
      </text:list>
      <text:p text:style-name="P9"/>
      <text:list xml:id="list125611315428905" text:continue-numbering="true" text:style-name="WWNum1">
        <text:list-item>
          <text:p text:style-name="P33"><text:span text:style-name="T20">Задание</text:span><text:span text:style-name="T6"> (</text:span><text:span text:style-name="T21">вариант №</text:span><text:span text:style-name="T6">): <text:s/></text:span><text:span text:style-name="T14">3.</text:span><text:span text:style-name="T34">Подсчитать число слов в комментариях ({ и } или (* и *)) в программе на Паскале</text:span></text:p>
        </text:list-item>
      </text:list>
      <text:p text:style-name="P9"/>
      <text:list xml:id="list125610576884175" text:continue-numbering="true" text:style-name="WWNum1">
        <text:list-item>
          <text:p text:style-name="P33"><text:span text:style-name="T20">Оборудование</text:span><text:span text:style-name="T6"> (</text:span><text:span text:style-name="T21">лабораторное</text:span><text:span text:style-name="T6">):</text:span></text:p>
        </text:list-item>
      </text:list>
      <text:p text:style-name="P23"><text:span text:style-name="T6">ЭВМ </text:span><text:span text:style-name="T7"><text:tab/><text:tab/></text:span><text:span text:style-name="T6">, процессор </text:span><text:span text:style-name="T7"><text:tab/><text:tab/></text:span><text:span text:style-name="T6">, имя узла сети </text:span><text:span text:style-name="T7"><text:tab/><text:tab/><text:tab/></text:span><text:span text:style-name="T6"> с ОП </text:span><text:span text:style-name="T7"><text:tab/><text:tab/> <text:s text:c="8"/></text:span><text:span text:style-name="T6"><text:s/>МБ</text:span></text:p>
      <text:p text:style-name="P25"><text:span text:style-name="T6">НМД </text:span><text:span text:style-name="T7"><text:tab/><text:tab/></text:span><text:span text:style-name="T6"> ГБ. <text:s/>Терминал </text:span><text:span text:style-name="T7"><text:tab/><text:tab/></text:span><text:span text:style-name="T6"> адрес </text:span><text:span text:style-name="T7"><text:tab/><text:tab/><text:tab/></text:span><text:span text:style-name="T6">. Принтер </text:span><text:span text:style-name="T7"><text:tab/><text:tab/><text:tab/></text:span></text:p>
      <text:p text:style-name="P25"><text:span text:style-name="T6">Другие устройства 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6"/>
      <text:p text:style-name="P29">Оборудование ПЭВМ студента, если использовалось:</text:p>
      <text:p text:style-name="P25"><text:span text:style-name="T6">Процессор</text:span><text:span text:style-name="T15"> </text:span><text:span text:style-name="T17"><text:tab/>Intel </text:span><text:span text:style-name="T18">pentium n4200</text:span><text:span text:style-name="T15">, </text:span><text:span text:style-name="T6">ОП</text:span><text:span text:style-name="T15"> </text:span><text:span text:style-name="T18">5900</text:span><text:span text:style-name="T15"> </text:span><text:span text:style-name="T6">МБ</text:span><text:span text:style-name="T15">, </text:span><text:span text:style-name="T6">НМД</text:span><text:span text:style-name="T15"> </text:span><text:span text:style-name="T18">5.7</text:span><text:span text:style-name="T17"><text:tab/></text:span><text:span text:style-name="T15"> </text:span><text:span text:style-name="T16">ГБ</text:span><text:span text:style-name="T15">. </text:span><text:span text:style-name="T6">Монитор </text:span><text:span text:style-name="T7"><text:tab/></text:span><text:span text:style-name="T17">TFT</text:span><text:span text:style-name="T7">, встроенный<text:tab/></text:span></text:p>
      <text:p text:style-name="P25"><text:span text:style-name="T6">Другие устройства 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9"/>
      <text:list xml:id="list125611150049644" text:continue-numbering="true" text:style-name="WWNum1">
        <text:list-item>
          <text:p text:style-name="P33"><text:span text:style-name="T20">Программное обеспечение</text:span><text:span text:style-name="T6"> (</text:span><text:span text:style-name="T21">лабораторное</text:span><text:span text:style-name="T6">):</text:span></text:p>
        </text:list-item>
      </text:list>
      <text:p text:style-name="P23"><text:span text:style-name="T6">Операционная система семейства </text:span><text:span text:style-name="T7"><text:tab/><text:tab/></text:span><text:span text:style-name="T6">, наименование </text:span><text:span text:style-name="T7"><text:tab/><text:tab/><text:tab/><text:tab/></text:span><text:span text:style-name="T6"> версия </text:span><text:span text:style-name="T7"><text:tab/><text:tab/></text:span></text:p>
      <text:p text:style-name="P23"><text:span text:style-name="T6">Интерпретатор команд </text:span><text:span text:style-name="T7"><text:tab/><text:tab/><text:tab/><text:tab/><text:tab/><text:tab/><text:tab/></text:span><text:span text:style-name="T6"> версия </text:span><text:span text:style-name="T7"><text:tab/><text:tab/><text:tab/></text:span></text:p>
      <text:p text:style-name="P23"><text:span text:style-name="T6">Система программирования </text:span><text:span text:style-name="T7"><text:tab/><text:tab/><text:tab/><text:tab/><text:tab/><text:tab/><text:tab/></text:span><text:span text:style-name="T6"> версия </text:span><text:span text:style-name="T7"><text:tab/><text:tab/><text:tab/></text:span></text:p>
      <text:p text:style-name="P23"><text:span text:style-name="T6">Редактор текстов </text:span><text:span text:style-name="T7"><text:tab/><text:tab/><text:tab/><text:tab/><text:tab/><text:tab/><text:tab/><text:tab/></text:span><text:span text:style-name="T6"> версия </text:span><text:span text:style-name="T7"><text:tab/><text:tab/><text:tab/></text:span></text:p>
      <text:p text:style-name="P23"><text:span text:style-name="T6">Утилиты операционной системы 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3"><text:span text:style-name="T6">Прикладные системы и программы </text:span><text:span text:style-name="T7"><text:tab/><text:tab/><text:tab/><text:tab/><text:tab/><text:tab/><text:tab/><text:tab/><text:tab/></text:span></text:p>
      <text:p text:style-name="P23"><text:span text:style-name="T6">Местонахождения и имена файлов программ и данных </text:span><text:span text:style-name="T7"><text:tab/><text:tab/><text:tab/><text:tab/><text:tab/><text:tab/><text:tab/><text:tab/><text:tab/><text:tab/><text:tab/><text:tab/><text:tab/><text:tab/><text:tab/><text:tab/><text:tab/><text:tab/><text:tab/></text:span></text:p>
      <text:p text:style-name="P27"/>
      <text:p text:style-name="P30">Программное обеспечение ЭВМ студента, если использовалось:</text:p>
      <text:p text:style-name="P23"><text:span text:style-name="T6">Операционная система семейства </text:span><text:span text:style-name="T7"><text:tab/></text:span><text:span text:style-name="T17">UNIX</text:span><text:span text:style-name="T7"><text:tab/></text:span><text:span text:style-name="T6">, наименование </text:span><text:span text:style-name="T7"><text:tab/></text:span><text:span text:style-name="T18">Debian</text:span><text:span text:style-name="T7"><text:tab/></text:span><text:span text:style-name="T6"> версия </text:span><text:span text:style-name="T7"><text:tab/></text:span><text:span text:style-name="T8">9.5</text:span><text:span text:style-name="T7"><text:tab/></text:span></text:p>
      <text:p text:style-name="P23"><text:span text:style-name="T6">Интерпретатор команд </text:span><text:span text:style-name="T7"><text:tab/></text:span><text:span text:style-name="T8">bash</text:span><text:span text:style-name="T7"><text:tab/><text:tab/><text:tab/><text:tab/><text:tab/><text:tab/></text:span><text:span text:style-name="T6"> версия </text:span><text:span text:style-name="T7"><text:tab/></text:span><text:span text:style-name="T8">4.4.12</text:span><text:span text:style-name="T7"><text:tab/><text:tab/></text:span></text:p>
      <text:p text:style-name="P23"><text:span text:style-name="T6">Система программирования </text:span><text:span text:style-name="T7"><text:tab/><text:tab/><text:tab/><text:tab/><text:tab/><text:tab/><text:tab/></text:span><text:span text:style-name="T6"> версия </text:span><text:span text:style-name="T7"><text:tab/><text:tab/><text:tab/></text:span></text:p>
      <text:p text:style-name="P23"><text:span text:style-name="T6">Редактор текстов </text:span><text:span text:style-name="T7"><text:tab/><text:tab/></text:span><text:span text:style-name="T18">nano</text:span><text:span text:style-name="T7"><text:tab/><text:tab/><text:tab/><text:tab/><text:tab/><text:tab/></text:span><text:span text:style-name="T6"> версия </text:span><text:span text:style-name="T7"><text:tab/></text:span><text:span text:style-name="T17"> <text:s text:c="2"/></text:span><text:span text:style-name="T7"><text:tab/></text:span></text:p>
      <text:p text:style-name="P23"><text:span text:style-name="T6">Утилиты операционной системы 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3"><text:span text:style-name="T6">Прикладные системы и программы </text:span><text:span text:style-name="T7"><text:tab/><text:tab/><text:tab/><text:tab/><text:tab/><text:tab/><text:tab/><text:tab/><text:tab/></text:span></text:p>
      <text:p text:style-name="P23"><text:span text:style-name="T6">Местонахождения и имена файлов программ и данных </text:span><text:span text:style-name="T7"><text:tab/><text:tab/><text:tab/><text:tab/><text:tab/><text:tab/><text:tab/><text:tab/><text:tab/><text:tab/><text:tab/><text:tab/><text:tab/><text:tab/><text:tab/><text:tab/><text:tab/><text:tab/><text:tab/></text:span></text:p>
      <text:p text:style-name="P28"/>
      <text:p text:style-name="P28"/>
      <text:p text:style-name="P28"/>
      <text:p text:style-name="P28"/>
      <text:p text:style-name="P28"/>
      <text:p text:style-name="P28"/>
      <text:list xml:id="list125610328363025" text:continue-numbering="true" text:style-name="WWNum1">
        <text:list-item>
          <text:p text:style-name="P33"><text:span text:style-name="T20">Идея, метод, алгоритм</text:span><text:span text:style-name="T6"> решения задачи (в формах: словесной, псевдокода, графической [блок-схема, диаграмма, рисунок, таблица] или формальное описание с пред- и постусловиями)</text:span></text:p>
          <text:list>
            <text:list-item>
              <text:list>
                <text:list-item>
                  <text:list>
                    <text:list-header>
                      <text:p text:style-name="P37"><text:soft-page-break/>Считываем из потока текст посимвольно, при нахождении символа начала комментария начинаем счет слов, при нахождение символа конца комментария подсчет слов заканчиваем.</text:p>
                    </text:list-header>
                  </text:list>
                </text:list-item>
              </text:list>
            </text:list-item>
          </text:list>
        </text:list-item>
      </text:list>
      <text:p text:style-name="P38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2"/>
      <text:list xml:id="list125610448063667" text:continue-numbering="true" text:style-name="WWNum1">
        <text:list-item>
          <text:p text:style-name="P33"><text:span text:style-name="T20">Сценарий выполнения работы</text:span><text:span text:style-name="T6"> [план работы, первоначальный текст программы в черновике (можно на отдельном листе) и тесты, либо соображения по тестированию].</text:span></text:p>
        </text:list-item>
      </text:list>
      <text:p text:style-name="P2"/>
      <text:p text:style-name="P16"/>
      <text:p text:style-name="P16"/>
      <text:p text:style-name="P16"/>
      <text:p text:style-name="P17">Тесты:</text:p>
      <text:p text:style-name="P17">etryfly@etryfly:~/CLionProjects/untitled/lab11$ ls</text:p>
      <text:p text:style-name="P17">lab11.c <text:s/>p.pas</text:p>
      <text:p text:style-name="P17">etryfly@etryfly:~/CLionProjects/untitled/lab11$ gcc lab11.c </text:p>
      <text:p text:style-name="P17">etryfly@etryfly:~/CLionProjects/untitled/lab11$ cat p.pas </text:p>
      <text:p text:style-name="P17">{Программа на Паскале}</text:p>
      <text:p text:style-name="P17">(*5 слов*)</text:p>
      <text:p text:style-name="P17"/>
      <text:p text:style-name="P17">var iwjegnhjwenghjwengjwneg,a,b:int;</text:p>
      <text:p text:style-name="P17">begin</text:p>
      <text:p text:style-name="P17"><text:s text:c="2"/>a:=10;</text:p>
      <text:p text:style-name="P17"><text:soft-page-break/><text:s text:c="2"/>a:=a*5;</text:p>
      <text:p text:style-name="P17"><text:s text:c="2"/>a:=a*5;</text:p>
      <text:p text:style-name="P17"><text:s text:c="2"/>writeln(a);</text:p>
      <text:p text:style-name="P17">end.etryfly@etryfly:~/CLionProjects/untitled/lab11$ cat p.pas | ./a.out </text:p>
      <text:p text:style-name="P17">5</text:p>
      <text:p text:style-name="P17">etryfly@etryfly:~/CLionProjects/untitled/lab11$ </text:p>
      <text:p text:style-name="P16"/>
      <text:p text:style-name="P16"/>
      <text:p text:style-name="P16"/>
      <text:p text:style-name="P16"/>
      <text:p text:style-name="P4"><text:span text:style-name="T21">Пункты 1-7 отчёта составляются </text:span><text:span text:style-name="T22">строго до</text:span><text:span text:style-name="T21"> начала лабораторной работы.</text:span></text:p>
      <text:p text:style-name="P14"/>
      <text:p text:style-name="P21"><text:span text:style-name="T6">Допущен к выполнению работы. Подпись преподавателя </text:span><text:span text:style-name="T7"><text:tab/><text:tab/><text:tab/><text:tab/></text:span></text:p>
      <text:p text:style-name="P10"/>
      <text:p text:style-name="P10"/>
      <text:p text:style-name="P13"/>
      <text:p text:style-name="P15"/>
      <text:p text:style-name="P15"/>
      <text:p text:style-name="P15"/>
      <text:list xml:id="list125611433734732" text:continue-numbering="true" text:style-name="WWNum1">
        <text:list-item>
          <text:p text:style-name="P33"><text:span text:style-name="T20">Распечатка протокола</text:span><text:span text:style-name="T6"> (подклеить листинг окончательного варианта программы с текстовыми примерами, подписанный преподавателем)</text:span></text:p>
        </text:list-item>
      </text:list>
      <text:p text:style-name="P18"/>
      <text:p text:style-name="Standard">//Задание: Подсчитать число слов в комментариях ({ и } или (* и *)) в программе на Паскале</text:p>
      <text:p text:style-name="Standard"><text:span text:style-name="T23">#include </text:span><text:span text:style-name="T24">&lt;stdio.h&gt;</text:span></text:p>
      <text:p text:style-name="Standard"><text:span text:style-name="T23">#include </text:span><text:span text:style-name="T24">&lt;string.h&gt;</text:span></text:p>
      <text:p text:style-name="Standard">//Пример комментария:</text:p>
      <text:p text:style-name="Standard">//{w1 w2 w3}</text:p>
      <text:p text:style-name="Standard"><text:span text:style-name="T27">enum </text:span>state {</text:p>
      <text:p text:style-name="Standard"><text:s text:c="4"/><text:span text:style-name="T30">INIT</text:span><text:span text:style-name="T28">,</text:span></text:p>
      <text:p text:style-name="Standard"><text:span text:style-name="T26"><text:s text:c="4"/></text:span><text:span text:style-name="T30">inBracket</text:span></text:p>
      <text:p text:style-name="Standard">}<text:span text:style-name="T26">;</text:span></text:p>
      <text:p text:style-name="Standard"><text:span text:style-name="T27">int </text:span>main() {</text:p>
      <text:p text:style-name="Standard"><text:s text:c="4"/><text:span text:style-name="T29">int </text:span><text:span text:style-name="T30">c</text:span><text:span text:style-name="T28">;</text:span></text:p>
      <text:p text:style-name="Standard"><text:span text:style-name="T26"><text:s text:c="4"/></text:span><text:span text:style-name="T29">enum </text:span><text:span text:style-name="T30">state s = INIT</text:span><text:span text:style-name="T28">;</text:span></text:p>
      <text:p text:style-name="Standard"><text:span text:style-name="T26"><text:s text:c="4"/></text:span><text:span text:style-name="T29">int </text:span><text:span text:style-name="T30">count = </text:span><text:span text:style-name="T32">0</text:span><text:span text:style-name="T28">;</text:span></text:p>
      <text:p text:style-name="Standard"><text:span text:style-name="T26"><text:s text:c="4"/></text:span><text:span text:style-name="T29">while </text:span><text:span text:style-name="T30">(</text:span><text:span text:style-name="T32">1</text:span><text:span text:style-name="T30">) {</text:span></text:p>
      <text:p text:style-name="Standard"><text:s text:c="8"/><text:span text:style-name="T30">c = getchar()</text:span><text:span text:style-name="T28">;</text:span></text:p>
      <text:p text:style-name="Standard"><text:span text:style-name="T26"><text:s text:c="8"/></text:span><text:span text:style-name="T29">if </text:span><text:span text:style-name="T30">(c==EOF) </text:span><text:span text:style-name="T29">break</text:span><text:span text:style-name="T28">;</text:span></text:p>
      <text:p text:style-name="Standard"><text:span text:style-name="T26"><text:s text:c="8"/></text:span><text:span text:style-name="T29">switch </text:span><text:span text:style-name="T30">(s) {</text:span></text:p>
      <text:p text:style-name="Standard"><text:s text:c="12"/><text:span text:style-name="T29">case </text:span><text:span text:style-name="T30">INIT:</text:span></text:p>
      <text:p text:style-name="Standard"><text:s text:c="16"/><text:span text:style-name="T29">switch </text:span><text:span text:style-name="T30">(c) {</text:span></text:p>
      <text:p text:style-name="Standard"><text:s text:c="20"/><text:span text:style-name="T29">case </text:span><text:span text:style-name="T25">'{'</text:span><text:span text:style-name="T30">:</text:span></text:p>
      <text:p text:style-name="Standard"><text:s text:c="24"/><text:span text:style-name="T30">s = inBracket</text:span><text:span text:style-name="T28">;</text:span></text:p>
      <text:p text:style-name="Standard"><text:span text:style-name="T26"><text:s text:c="24"/></text:span><text:span text:style-name="T30">count++</text:span><text:span text:style-name="T28">;</text:span></text:p>
      <text:p text:style-name="Standard"><text:span text:style-name="T26"><text:s text:c="24"/></text:span><text:span text:style-name="T29">break</text:span><text:span text:style-name="T28">;</text:span></text:p>
      <text:p text:style-name="Standard"><text:span text:style-name="T26"><text:s text:c="20"/></text:span><text:span text:style-name="T29">case </text:span><text:span text:style-name="T25">'('</text:span><text:span text:style-name="T30">:</text:span></text:p>
      <text:p text:style-name="Standard"><text:s text:c="24"/><text:span text:style-name="T29">if </text:span><text:span text:style-name="T30">(getchar() == </text:span><text:span text:style-name="T25">'*'</text:span><text:span text:style-name="T30">) {</text:span></text:p>
      <text:p text:style-name="Standard"><text:s text:c="28"/><text:span text:style-name="T30">s = inBracket</text:span><text:span text:style-name="T28">;</text:span></text:p>
      <text:p text:style-name="Standard"><text:span text:style-name="T26"><text:s text:c="28"/></text:span><text:span text:style-name="T30">count++</text:span><text:span text:style-name="T28">;</text:span></text:p>
      <text:p text:style-name="Standard"><text:span text:style-name="T26"><text:s text:c="24"/></text:span><text:span text:style-name="T30">}</text:span></text:p>
      <text:p text:style-name="Standard"><text:s text:c="20"/><text:span text:style-name="T29">default</text:span><text:span text:style-name="T30">:</text:span></text:p>
      <text:p text:style-name="Standard"><text:s text:c="24"/><text:span text:style-name="T29">break</text:span><text:span text:style-name="T28">;</text:span></text:p>
      <text:p text:style-name="Standard"><text:span text:style-name="T26"><text:s text:c="16"/></text:span><text:span text:style-name="T30">}</text:span></text:p>
      <text:p text:style-name="Standard"><text:s text:c="16"/><text:span text:style-name="T29">break</text:span><text:span text:style-name="T28">;</text:span></text:p>
      <text:p text:style-name="Standard"><text:span text:style-name="T26"><text:s text:c="12"/></text:span><text:span text:style-name="T29">case </text:span><text:span text:style-name="T30">inBracket:</text:span></text:p>
      <text:p text:style-name="Standard"><text:s text:c="16"/><text:span text:style-name="T29">switch </text:span><text:span text:style-name="T30">(c) {</text:span></text:p>
      <text:p text:style-name="Standard"><text:soft-page-break/><text:s text:c="20"/><text:span text:style-name="T29">case </text:span><text:span text:style-name="T25">'}'</text:span><text:span text:style-name="T30">:</text:span></text:p>
      <text:p text:style-name="Standard"><text:s text:c="24"/><text:span text:style-name="T30">s = INIT</text:span><text:span text:style-name="T28">;</text:span></text:p>
      <text:p text:style-name="Standard"><text:span text:style-name="T26"><text:s text:c="24"/></text:span><text:span text:style-name="T29">break</text:span><text:span text:style-name="T28">;</text:span></text:p>
      <text:p text:style-name="Standard"><text:span text:style-name="T26"><text:s text:c="20"/></text:span><text:span text:style-name="T29">case </text:span><text:span text:style-name="T25">' '</text:span><text:span text:style-name="T30">:</text:span></text:p>
      <text:p text:style-name="Standard"><text:s text:c="24"/><text:span text:style-name="T30">count++</text:span><text:span text:style-name="T28">;</text:span></text:p>
      <text:p text:style-name="Standard"><text:span text:style-name="T26"><text:s text:c="24"/></text:span><text:span text:style-name="T29">break</text:span><text:span text:style-name="T28">;</text:span></text:p>
      <text:p text:style-name="Standard"><text:span text:style-name="T26"><text:s text:c="20"/></text:span><text:span text:style-name="T29">case </text:span><text:span text:style-name="T25">'*'</text:span><text:span text:style-name="T30">:</text:span></text:p>
      <text:p text:style-name="Standard"><text:s text:c="24"/><text:span text:style-name="T29">if </text:span><text:span text:style-name="T30">(getchar() == </text:span><text:span text:style-name="T25">')'</text:span><text:span text:style-name="T30">) {</text:span></text:p>
      <text:p text:style-name="Standard"><text:s text:c="28"/><text:span text:style-name="T30">s = INIT</text:span><text:span text:style-name="T28">;</text:span></text:p>
      <text:p text:style-name="Standard"><text:span text:style-name="T26"><text:s text:c="24"/></text:span><text:span text:style-name="T30">}</text:span></text:p>
      <text:p text:style-name="Standard"><text:s text:c="24"/><text:span text:style-name="T29">break</text:span><text:span text:style-name="T28">;</text:span></text:p>
      <text:p text:style-name="Standard"><text:span text:style-name="T26"><text:s text:c="20"/></text:span><text:span text:style-name="T29">default</text:span><text:span text:style-name="T30">:</text:span><text:span text:style-name="T29">break</text:span><text:span text:style-name="T28">;</text:span></text:p>
      <text:p text:style-name="Standard"><text:span text:style-name="T26"><text:s text:c="16"/></text:span><text:span text:style-name="T30">}</text:span></text:p>
      <text:p text:style-name="Standard"><text:s text:c="8"/><text:span text:style-name="T30">}</text:span></text:p>
      <text:p text:style-name="Standard"><text:s text:c="4"/><text:span text:style-name="T30">}</text:span></text:p>
      <text:p text:style-name="Standard"><text:s text:c="4"/><text:span text:style-name="T30">printf(</text:span><text:span text:style-name="T25">"%d</text:span><text:span text:style-name="T28">\n</text:span><text:span text:style-name="T25">"</text:span><text:span text:style-name="T28">,</text:span><text:span text:style-name="T30">count)</text:span><text:span text:style-name="T28">;</text:span></text:p>
      <text:p text:style-name="Standard">}</text:p>
      <text:p text:style-name="Standard"/>
      <text:p text:style-name="P22"/>
      <text:p text:style-name="P1"/>
      <text:p text:style-name="P19"/>
      <text:list xml:id="list125610731977245" text:continue-numbering="true" text:style-name="WWNum1">
        <text:list-item>
          <text:p text:style-name="P36"><text:span text:style-name="T20">Дневник отладки</text:span><text:span text:style-name="T6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 table:style-name="Таблица2.1">
          <table:table-cell table:style-name="Таблица2.A1" office:value-type="string">
            <text:p text:style-name="P20">№</text:p>
          </table:table-cell>
          <table:table-cell table:style-name="Таблица2.A1" office:value-type="string">
            <text:p text:style-name="P20">Лаб.</text:p>
            <text:p text:style-name="P20">или</text:p>
            <text:p text:style-name="P20">дом.</text:p>
          </table:table-cell>
          <table:table-cell table:style-name="Таблица2.A1" office:value-type="string">
            <text:p text:style-name="P20">Дата</text:p>
          </table:table-cell>
          <table:table-cell table:style-name="Таблица2.A1" office:value-type="string">
            <text:p text:style-name="P20">Время</text:p>
          </table:table-cell>
          <table:table-cell table:style-name="Таблица2.A1" office:value-type="string">
            <text:p text:style-name="P20">Событие</text:p>
          </table:table-cell>
          <table:table-cell table:style-name="Таблица2.A1" office:value-type="string">
            <text:p text:style-name="P20">Действие по исправлению</text:p>
          </table:table-cell>
          <table:table-cell table:style-name="Таблица2.A1" office:value-type="string">
            <text:p text:style-name="P20">Примечание</text:p>
          </table:table-cell>
        </table:table-row>
        <table:table-row table:style-name="Таблица2.1">
          <table:table-cell table:style-name="Таблица2.A1" office:value-type="string">
            <text:p text:style-name="P12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Таблица2.A1" office:value-type="string">
            <text:p text:style-name="P12"/>
          </table:table-cell>
          <table:table-cell table:style-name="Таблица2.A1" office:value-type="string">
            <text:p text:style-name="P12"/>
          </table:table-cell>
          <table:table-cell table:style-name="Таблица2.A1" office:value-type="string">
            <text:p text:style-name="P12"/>
          </table:table-cell>
          <table:table-cell table:style-name="Таблица2.A1" office:value-type="string">
            <text:p text:style-name="P12"/>
          </table:table-cell>
          <table:table-cell table:style-name="Таблица2.A1" office:value-type="string">
            <text:p text:style-name="P11"/>
          </table:table-cell>
          <table:table-cell table:style-name="Таблица2.A1" office:value-type="string">
            <text:p text:style-name="P11"/>
          </table:table-cell>
        </table:table-row>
      </table:table>
      <text:p text:style-name="P11"/>
      <text:list xml:id="list125610129442045" text:continue-numbering="true" text:style-name="WWNum1">
        <text:list-item>
          <text:p text:style-name="P33"><text:span text:style-name="T6">Замечание автора по существу работы </text:span><text:span text:style-name="T9">Замечаний нет</text:span></text:p>
        </text:list-item>
      </text:list>
      <text:p text:style-name="P27"/>
      <text:list xml:id="list125609852824227" text:continue-numbering="true" text:style-name="WWNum1">
        <text:list-item>
          <text:p text:style-name="P33"><text:span text:style-name="T6">Выводы <text:s/></text:span><text:span text:style-name="T7"><text:tab/></text:span><text:span text:style-name="T9">В ходе работы научился </text:span><text:span text:style-name="T14">составлять программы для анализа текста.</text:span></text:p>
        </text:list-item>
      </text:list>
      <text:p text:style-name="P27"><text:soft-page-break/></text:p>
      <text:p text:style-name="P24"><text:span text:style-name="T6">Недочеты, допущенные при выполнении задания, могут быть устранены следующим образом </text:span><text:span text:style-name="T7"><text:tab/></text:span></text:p>
      <text:p text:style-name="P24"><text:span text:style-name="T10">Недочетов не допущено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7"/>
      <text:p text:style-name="P31"><text:span text:style-name="T6">Подпись студента </text:span><text:span text:style-name="T7"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ru" fo:country="RU" style:font-name-asian="Tahoma1" style:font-family-asian="Tahoma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ocumentMap" style:family="paragraph" style:default-outline-level="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 style:writing-mode="lr-tb"/>
      <style:text-properties style:font-name="Times New Roman" fo:font-family="'Times New Roman'" style:font-family-generic="roman" style:font-pitch="variable" fo:font-size="11pt" fo:language="ru" fo:country="RU" style:font-name-asian="Tahoma1" style:font-family-asian="Tahoma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DocumentMap" style:default-outline-level="">
      <style:paragraph-properties fo:margin-left="0cm" fo:margin-right="0cm" fo:text-align="start" style:justify-single-word="false" fo:orphans="2" fo:widows="2" fo:text-indent="0cm" style:auto-text-indent="false" style:vertical-align="auto"/>
      <style:text-properties fo:font-size="10pt" fo:language="ru" fo:country="RU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margin-left="0cm" fo:margin-right="0cm" fo:text-align="start" style:justify-single-word="false" fo:orphans="2" fo:widows="2" fo:text-indent="0cm" style:auto-text-indent="false" style:vertical-align="auto"/>
      <style:text-properties style:font-name="Tahoma" fo:font-family="Tahoma" style:font-family-generic="roman" style:font-pitch="variable" fo:font-size="8pt" fo:language="ru" fo:country="RU" style:font-size-asian="8pt" style:language-asian="ru" style:country-asian="RU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249cm" fo:margin-right="0cm" fo:text-align="start" style:justify-single-word="false" fo:orphans="2" fo:widows="2" fo:text-indent="0cm" style:auto-text-indent="false" style:vertical-align="auto"/>
      <style:text-properties fo:font-size="12pt" fo:language="ru" fo:country="RU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>
      <style:paragraph-properties style:shadow="none" style:writing-mode="lr-tb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bold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="Times New Roman" fo:font-family="'Times New Roman'" style:font-family-generic="roman" style:font-pitch="variable" fo:font-size="10pt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68cm" fo:margin-left="3cm" fo:margin-right="1.499cm" style:writing-mode="lr-tb" style:layout-grid-color="#c0c0c0" style:layout-grid-lines="2643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Гость</meta:initial-creator>
    <meta:creation-date>2007-09-10T22:08:00</meta:creation-date>
    <dc:date>2018-11-24T12:56:09.337312699</dc:date>
    <meta:print-date>2006-09-06T14:56:00</meta:print-date>
    <meta:editing-cycles>28</meta:editing-cycles>
    <meta:editing-duration>PT4H16M39S</meta:editing-duration>
    <meta:generator>LibreOffice/5.2.7.2$Linux_X86_64 LibreOffice_project/20m0$Build-2</meta:generator>
    <meta:document-statistic meta:table-count="2" meta:image-count="1" meta:object-count="0" meta:page-count="5" meta:paragraph-count="123" meta:word-count="549" meta:character-count="4964" meta:non-whitespace-character-count="3465"/>
    <meta:user-defined meta:name="Operator">comp</meta:user-defined>
  </office:meta>
</office:document-meta>
</file>